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09d4" officeooo:paragraph-rsid="001971d9"/>
    </style:style>
    <style:style style:name="P2" style:family="paragraph" style:parent-style-name="Standard">
      <style:text-properties officeooo:rsid="001709d4" officeooo:paragraph-rsid="001c3481"/>
    </style:style>
    <style:style style:name="P3" style:family="paragraph" style:parent-style-name="Standard">
      <style:text-properties officeooo:rsid="001971d9" officeooo:paragraph-rsid="001971d9"/>
    </style:style>
    <style:style style:name="P4" style:family="paragraph" style:parent-style-name="Standard">
      <style:text-properties officeooo:rsid="001c3481" officeooo:paragraph-rsid="001c3481"/>
    </style:style>
    <style:style style:name="P5" style:family="paragraph" style:parent-style-name="Heading_20_1" style:list-style-name=""/>
    <style:style style:name="P6" style:family="paragraph" style:parent-style-name="Standard">
      <style:text-properties officeooo:rsid="001971d9" officeooo:paragraph-rsid="0020dab9"/>
    </style:style>
    <style:style style:name="P7" style:family="paragraph" style:parent-style-name="Standard">
      <style:text-properties officeooo:rsid="001971d9" officeooo:paragraph-rsid="001cff8b"/>
    </style:style>
    <style:style style:name="P8" style:family="paragraph" style:parent-style-name="Standard">
      <style:text-properties fo:font-weight="bold" officeooo:rsid="0020dab9" officeooo:paragraph-rsid="0020dab9" style:font-weight-asian="bold" style:font-weight-complex="bold"/>
    </style:style>
    <style:style style:name="P9" style:family="paragraph" style:parent-style-name="Standard">
      <style:text-properties officeooo:rsid="001709d4" officeooo:paragraph-rsid="001971d9"/>
    </style:style>
    <style:style style:name="P10" style:family="paragraph" style:parent-style-name="Standard">
      <style:text-properties officeooo:rsid="001709d4" officeooo:paragraph-rsid="002245e6"/>
    </style:style>
    <style:style style:name="P11" style:family="paragraph" style:parent-style-name="Standard">
      <style:text-properties officeooo:rsid="001c3481" officeooo:paragraph-rsid="0022db4e"/>
    </style:style>
    <style:style style:name="P12" style:family="paragraph" style:parent-style-name="Standard">
      <style:text-properties officeooo:rsid="0022db4e" officeooo:paragraph-rsid="0022db4e"/>
    </style:style>
    <style:style style:name="P13" style:family="paragraph" style:parent-style-name="Standard">
      <style:text-properties officeooo:rsid="001f697e" officeooo:paragraph-rsid="001f697e"/>
    </style:style>
    <style:style style:name="P14" style:family="paragraph" style:parent-style-name="Standard">
      <style:paragraph-properties fo:text-align="start" style:justify-single-word="false"/>
      <style:text-properties officeooo:rsid="001f697e" officeooo:paragraph-rsid="001f697e"/>
    </style:style>
    <style:style style:name="P15" style:family="paragraph" style:parent-style-name="Text_20_body">
      <style:paragraph-properties fo:margin-left="0in" fo:margin-right="0in" fo:margin-top="0.1252in" fo:margin-bottom="0.1252in" style:contextual-spacing="false" fo:text-indent="0in" style:auto-text-indent="false"/>
    </style:style>
    <style:style style:name="P16" style:family="paragraph" style:parent-style-name="Text_20_body">
      <style:text-properties officeooo:rsid="001971d9" officeooo:paragraph-rsid="001971d9"/>
    </style:style>
    <style:style style:name="P17" style:family="paragraph" style:parent-style-name="Text_20_body">
      <style:paragraph-properties fo:margin-left="0in" fo:margin-right="0in" fo:text-align="center" style:justify-single-word="false" fo:text-indent="0in" style:auto-text-indent="false"/>
    </style:style>
    <style:style style:name="P18" style:family="paragraph" style:parent-style-name="Text_20_body">
      <style:paragraph-properties fo:margin-left="0in" fo:margin-right="0in" fo:text-align="center" style:justify-single-word="false" fo:text-indent="0in" style:auto-text-indent="false"/>
      <style:text-properties officeooo:paragraph-rsid="0022db4e"/>
    </style:style>
    <style:style style:name="P19" style:family="paragraph" style:parent-style-name="Text_20_body">
      <style:paragraph-properties fo:margin-left="0in" fo:margin-right="0in" fo:text-align="center" style:justify-single-word="false" fo:text-indent="0in" style:auto-text-indent="false"/>
      <style:text-properties officeooo:paragraph-rsid="0023265c"/>
    </style:style>
    <style:style style:name="P20" style:family="paragraph" style:parent-style-name="Text_20_body">
      <style:text-properties officeooo:rsid="001709d4" officeooo:paragraph-rsid="001971d9"/>
    </style:style>
    <style:style style:name="P21" style:family="paragraph" style:parent-style-name="Text_20_body">
      <style:text-properties officeooo:rsid="0022db4e" officeooo:paragraph-rsid="0022db4e"/>
    </style:style>
    <style:style style:name="P22" style:family="paragraph" style:parent-style-name="Text_20_body">
      <style:paragraph-properties fo:margin-left="0in" fo:margin-right="0in" fo:text-align="center" style:justify-single-word="false" fo:text-indent="0in" style:auto-text-indent="false"/>
      <style:text-properties officeooo:rsid="0022db4e" officeooo:paragraph-rsid="0022db4e"/>
    </style:style>
    <style:style style:name="P23" style:family="paragraph" style:parent-style-name="Text_20_body">
      <style:text-properties officeooo:paragraph-rsid="0022db4e"/>
    </style:style>
    <style:style style:name="P24" style:family="paragraph" style:parent-style-name="Text_20_body">
      <style:text-properties officeooo:rsid="001f697e" officeooo:paragraph-rsid="001f697e"/>
    </style:style>
    <style:style style:name="P25" style:family="paragraph" style:parent-style-name="Text_20_body">
      <style:paragraph-properties fo:margin-left="0in" fo:margin-right="0in" fo:text-align="center" style:justify-single-word="false" fo:text-indent="0in" style:auto-text-indent="false"/>
      <style:text-properties officeooo:rsid="00276ed3" officeooo:paragraph-rsid="00276ed3"/>
    </style:style>
    <style:style style:name="T1" style:family="text">
      <style:text-properties officeooo:rsid="0017cb9b"/>
    </style:style>
    <style:style style:name="T2" style:family="text">
      <style:text-properties officeooo:rsid="001971d9"/>
    </style:style>
    <style:style style:name="T3" style:family="text">
      <style:text-properties officeooo:rsid="001af135"/>
    </style:style>
    <style:style style:name="T4" style:family="text">
      <style:text-properties officeooo:rsid="001bfb71"/>
    </style:style>
    <style:style style:name="T5" style:family="text">
      <style:text-properties officeooo:rsid="001c3481"/>
    </style:style>
    <style:style style:name="T6" style:family="text">
      <style:text-properties officeooo:rsid="002245e6"/>
    </style:style>
    <style:style style:name="T7" style:family="text">
      <style:text-properties officeooo:rsid="0022db4e"/>
    </style:style>
    <style:style style:name="T8" style:family="text">
      <style:text-properties officeooo:rsid="0024f328"/>
    </style:style>
    <style:style style:name="T9" style:family="text">
      <style:text-properties officeooo:rsid="0026cab0"/>
    </style:style>
    <style:style style:name="T10" style:family="text">
      <style:text-properties fo:font-style="italic"/>
    </style:style>
    <style:style style:name="T11" style:family="text">
      <style:text-properties officeooo:rsid="00289a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India</text:h>
      <text:p text:style-name="P7"/>
      <text:p text:style-name="P10">When <text:span text:style-name="T6">I</text:span> was a child <text:span text:style-name="T6">I</text:span> was drowning once and even though I was rescued timely and later into the years I learned how to swim respect for water remained, that why when an old Gypsy woman told her once that I will die of drowning it even emphasized the cocktail of fear and respect for water together. These words of this old Gypsy woman, you can say, remained stuck with her, and became deeply ingrained into her. I always was and is very cautions when entering water and when I was in water. </text:p>
      <text:p text:style-name="P10">That why I was not very thrilled about when I was invited to drive or go swimming, especially in somewhat dangerous unsupervised waters like sea or even more cautions when it was about an ocean, like it was here in India. </text:p>
      <text:p text:style-name="P7"/>
      <text:p text:style-name="P8">Varkala</text:p>
      <text:p text:style-name="P7"/>
      <text:p text:style-name="P16">some persistent interest from a male over several days</text:p>
      <text:p text:style-name="P15">He was very well behaved and extremely polite ALL the fucking time and this appauled me and on the other hand made him etremely attractive for me. </text:p>
      <text:p text:style-name="P6"/>
      <text:p text:style-name="P6">I was returning from my yoga session in the morning and even though it was morning it <text:span text:style-name="T4">was </text:span>already very <text:span text:style-name="T3">hot. </text:span></text:p>
      <text:p text:style-name="P15">When I was returning from the yoga session for mothers - there were all kind of women there: Russian, Indian, Australian and me; I was not in my best shape and yet he has overshowered me with compliments for how beautiful I am and how great I look. </text:p>
      <text:p text:style-name="P3"/>
      <text:p text:style-name="P3"/>
      <text:p text:style-name="P2">I met a guy, who besides showering me with compliments every time he saw me, <text:span text:style-name="T5">even when I didn’t look very appealing, not that I care. </text:span></text:p>
      <text:p text:style-name="P2"/>
      <text:p text:style-name="P2"/>
      <text:p text:style-name="P2"/>
      <text:p text:style-name="P2">gave me some books to read </text:p>
      <text:p text:style-name="P2"/>
      <text:p text:style-name="P4">He invited me into one of the local restaurants </text:p>
      <text:p text:style-name="P4"/>
      <text:p text:style-name="P11">we had a lunch, spoke about pretty much under sun </text:p>
      <text:p text:style-name="P11"/>
      <text:p text:style-name="P11"><text:span text:style-name="T7">I told him about the books I was reading and he was telling me about the books he was reading</text:span> </text:p>
      <text:p text:style-name="P2"/>
      <text:p text:style-name="P2">and in return <text:span text:style-name="T5">I</text:span> exchange<text:span text:style-name="T5">d</text:span> a couple of books, which I already read <text:span text:style-name="T5">at the local book shop</text:span> and gave him <text:span text:style-name="T5">two books </text:span>as a gift, <text:span text:style-name="T5">because he told me that he haven’t read them yet</text:span>: </text:p>
      <text:p text:style-name="P2">“Shantaram” - <text:span text:style-name="T1">story of love, </text:span><text:span text:style-name="T2">friendship</text:span><text:span text:style-name="T1"> and war </text:span></text:p>
      <text:p text:style-name="P1">and </text:p>
      <text:p text:style-name="P1">“Fine Balance” - a very depressing one and nevertheless quite accurately depicting India as it was <text:span text:style-name="T5">before</text:span>, which in turn helps <text:span text:style-name="T5">one</text:span> to grasp / understand why it is <text:span text:style-name="T5">still </text:span>the way it is now. </text:p>
      <text:p text:style-name="P1"/>
      <text:p text:style-name="P12"><text:soft-page-break/>Next day our paths have crossed again. Was he stocking me? And he invited me to another restaurant. </text:p>
      <text:p text:style-name="P1"/>
      <text:p text:style-name="P20"><text:span text:style-name="T7">The </text:span>restaurant <text:span text:style-name="T7">was </text:span>overlooking ocean <text:span text:style-name="T7">and I as usually ate while I breastfed my boy</text:span></text:p>
      <text:p text:style-name="P21">The conversation was light and flew easily and unconstrained. </text:p>
      <text:p text:style-name="P21">Once we were done, he walked us to our hotel and I invited him to come to the room</text:p>
      <text:p text:style-name="P23"><text:span text:style-name="T7">In the room I put the boy to bed and he came to me and kissed me</text:span></text:p>
      <text:p text:style-name="P17">He starts gently undress her</text:p>
      <text:p text:style-name="P17">I plays with his hair</text:p>
      <text:p text:style-name="P17">sudden vomit reaction (Veronika) <text:span text:style-name="T7">and I vomit directly onto him</text:span></text:p>
      <text:p text:style-name="P22">I appologize and run into the bathroom</text:p>
      <text:p text:style-name="P22">When I came out – he has already left. (the male being a gentlemen leaves while I is still in the bathroom)</text:p>
      <text:p text:style-name="P18">(Emotional break down)</text:p>
      <text:p text:style-name="P25"/>
      <text:p text:style-name="P17">(so I discover<text:span text:style-name="T8">ed</text:span> / <text:span text:style-name="T8">became aware</text:span> that I <text:span text:style-name="T9">am</text:span> pregnant)</text:p>
      <text:p text:style-name="P25">Fuck, I’m pregnant, again.</text:p>
      <text:p text:style-name="P14"><text:tab/><text:tab/><text:tab/>Finding out that I was pregnant was an interesting surprise. </text:p>
      <text:p text:style-name="P14"/>
      <text:p text:style-name="P14"/>
      <text:p text:style-name="P24">EXT - Outside of the hotel - NEXT DAY</text:p>
      <text:p text:style-name="P15">(Took Took is there - leaving for Kochi - drive to the train station)</text:p>
      <text:p text:style-name="P15">It is heavy enough with one child</text:p>
      <text:p text:style-name="P15">and now there is a second one growing in my belly</text:p>
      <text:p text:style-name="P15">shall I make an abortion?</text:p>
      <text:p text:style-name="P15">No one would know about that</text:p>
      <text:p text:style-name="P15">I almost killed myself once...</text:p>
      <text:p text:style-name="P15">How can I cancel the life which doesn't truly belong to me? Should I not leave that decision to the child?</text:p>
      <text:p text:style-name="P15">(India can be VERY overwhelming and so can be unexpected pregnancy, when combined they lead one to the state of deep despair)</text:p>
      <text:p text:style-name="P15"><text:soft-page-break/>Eduard comes to India for support and they go to Goa: first Agonda, then Arambol and then <text:span text:style-name="T11">they fly</text:span> to Switzerland</text:p>
      <text:p text:style-name="P13"/>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6:47.926852665</meta:creation-date>
    <dc:date>2026-01-04T22:57:53.300782132</dc:date>
    <meta:editing-duration>PT2H25M43S</meta:editing-duration>
    <meta:editing-cycles>22</meta:editing-cycles>
    <meta:generator>LibreOffice/24.2.7.2$Linux_X86_64 LibreOffice_project/420$Build-2</meta:generator>
    <meta:document-statistic meta:table-count="0" meta:image-count="0" meta:object-count="0" meta:page-count="3" meta:paragraph-count="41" meta:word-count="667" meta:character-count="3472" meta:non-whitespace-character-count="2825"/>
  </office:meta>
</office:document-meta>
</file>